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lockPool.ByteBlockPool( Allocator allocator , boolean trackAl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yteBlockPool.re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yteBlockPool.allocSlice( final byte [ ] slice , final int up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yteBlockPool.next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BlockPool.newSlice( final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